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lcome everybody, welcome to our show</text:p>
      <text:p text:style-name="Standard">we came here to blow your mind and let the party grow.</text:p>
      <text:p text:style-name="Standard"/>
      <text:p text:style-name="Standard"/>
      <text:p text:style-name="Standard"/>
      <text:p text:style-name="Standard">Watch the stage and realize the prophets have arrived</text:p>
      <text:p text:style-name="Standard">Bang your head and raise your fist. Prepare for us tonight.</text:p>
      <text:p text:style-name="Standard"/>
      <text:p text:style-name="Standard">Fellas from the world come take a ride with us</text:p>
      <text:p text:style-name="Standard">I proudly present: we're Mutoniatus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Rosenberger</meta:initial-creator>
    <meta:creation-date>2012-05-08T13:02:20</meta:creation-date>
    <dc:date>2012-05-08T13:26:57</dc:date>
    <dc:creator>Andreas Rosenberger</dc:creator>
    <meta:editing-duration>PT8M47S</meta:editing-duration>
    <meta:editing-cycles>1</meta:editing-cycles>
    <meta:document-statistic meta:table-count="0" meta:image-count="0" meta:object-count="0" meta:page-count="1" meta:paragraph-count="6" meta:word-count="53" meta:character-count="285" meta:non-whitespace-character-count="238"/>
    <meta:generator>LibreOffice/3.5$Linux_x86 LibreOffice_project/350m1$Build-202</meta:generator>
  </office:meta>
</office:document-meta>
</file>